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начение1: %<text:span text:style-name="T1">text</text:span>_1</text:p>
      <text:p text:style-name="Standard">Значение1: %<text:span text:style-name="T1">text</text:span>_<text:span text:style-name="T1">2</text:span></text:p>
      <text:p text:style-name="Standard"/>
      <text:p text:style-name="Standard">Таблица:</text:p>
      <text:p text:style-name="Standard">%<text:span text:style-name="T1">table_1</text:span></text:p>
      <text:p text:style-name="Standard"/>
      <text:p text:style-name="P1">%<text:span text:style-name="T1">text</text:span>_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MMMM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Standard"/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S</meta:editing-duration>
    <meta:editing-cycles>2</meta:editing-cycles>
    <meta:generator>LibreOffice/7.3.0.3$Windows_X86_64 LibreOffice_project/0f246aa12d0eee4a0f7adcefbf7c878fc2238db3</meta:generator>
    <dc:date>2024-04-12T09:41:26.440000000</dc:date>
    <meta:document-statistic meta:table-count="0" meta:image-count="0" meta:object-count="0" meta:page-count="1" meta:paragraph-count="5" meta:word-count="7" meta:character-count="59" meta:non-whitespace-character-count="57"/>
  </office:meta>
</office:document-meta>
</file>